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  <text:p text:style-name="P2">тест</text:p>
      <text:p text:style-name="P1">Test</text:p>
      <text:p text:style-name="P2">тест<text:span text:style-name="T1">Test</text:span></text:p>
      <text:p text:style-name="P2">тест<text:span text:style-name="T1">Test</text:span></text:p>
      <text:p text:style-name="P2">тест</text:p>
      <text:p text:style-name="P2"/>
      <text:p text:style-name="P1">Test</text:p>
      <text:p text:style-name="P2">тест</text:p>
      <text:p text:style-name="P2"/>
      <text:p text:style-name="P2"/>
      <text:p text:style-name="P2"/>
      <text:p text:style-name="P1">Test</text:p>
      <text:p text:style-name="P2">тес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6T10:50:05.44</meta:creation-date>
    <meta:document-statistic meta:table-count="0" meta:image-count="0" meta:object-count="0" meta:page-count="1" meta:paragraph-count="10" meta:word-count="10" meta:character-count="48"/>
    <dc:date>2016-03-16T10:50:55.48</dc:date>
    <meta:editing-duration>PT51S</meta:editing-duration>
    <meta:editing-cycles>1</meta:editing-cycles>
    <meta:generator>OpenOffice/4.1.2$Win32 OpenOffice.org_project/412m3$Build-9782</meta:generator>
  </office:meta>
</office:document-meta>
</file>